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1c4dd" officeooo:paragraph-rsid="0001c4dd"/>
    </style:style>
    <style:style style:name="P3" style:family="paragraph" style:parent-style-name="Standard">
      <style:text-properties fo:language="pt" fo:country="BR" officeooo:paragraph-rsid="00034ac4"/>
    </style:style>
    <style:style style:name="P4" style:family="paragraph" style:parent-style-name="Standard">
      <style:text-properties fo:language="pt" fo:country="BR" officeooo:rsid="001929e8" officeooo:paragraph-rsid="001929e8"/>
    </style:style>
    <style:style style:name="P5" style:family="paragraph" style:parent-style-name="Standard">
      <style:text-properties fo:language="pt" fo:country="BR" officeooo:rsid="0002fd22" officeooo:paragraph-rsid="0002fd22"/>
    </style:style>
    <style:style style:name="P6" style:family="paragraph" style:parent-style-name="Standard">
      <style:text-properties fo:language="pt" fo:country="BR" officeooo:rsid="000448bd" officeooo:paragraph-rsid="000448bd"/>
    </style:style>
    <style:style style:name="P7" style:family="paragraph" style:parent-style-name="Standard">
      <style:text-properties fo:language="pt" fo:country="BR" officeooo:rsid="001b197f" officeooo:paragraph-rsid="001b197f"/>
    </style:style>
    <style:style style:name="P8" style:family="paragraph" style:parent-style-name="Standard">
      <style:text-properties fo:language="pt" fo:country="BR" officeooo:rsid="001b197f" officeooo:paragraph-rsid="002908c1"/>
    </style:style>
    <style:style style:name="P9" style:family="paragraph" style:parent-style-name="Standard">
      <style:text-properties fo:language="pt" fo:country="BR" officeooo:rsid="001b197f" officeooo:paragraph-rsid="002bc521"/>
    </style:style>
    <style:style style:name="P10" style:family="paragraph" style:parent-style-name="Standard">
      <style:text-properties fo:language="pt" fo:country="BR" officeooo:rsid="00047406" officeooo:paragraph-rsid="00047406"/>
    </style:style>
    <style:style style:name="P11" style:family="paragraph" style:parent-style-name="Standard">
      <style:text-properties fo:language="pt" fo:country="BR" officeooo:rsid="00047406" officeooo:paragraph-rsid="002b9215"/>
    </style:style>
    <style:style style:name="P12" style:family="paragraph" style:parent-style-name="Standard">
      <style:text-properties fo:language="pt" fo:country="BR" officeooo:rsid="00047406" officeooo:paragraph-rsid="0007cab6"/>
    </style:style>
    <style:style style:name="P13" style:family="paragraph" style:parent-style-name="Standard">
      <style:text-properties fo:language="pt" fo:country="BR" officeooo:rsid="00047406" officeooo:paragraph-rsid="0008323c"/>
    </style:style>
    <style:style style:name="P14" style:family="paragraph" style:parent-style-name="Standard">
      <style:text-properties fo:language="pt" fo:country="BR" officeooo:paragraph-rsid="0008323c"/>
    </style:style>
    <style:style style:name="P15" style:family="paragraph" style:parent-style-name="Standard">
      <style:text-properties fo:language="pt" fo:country="BR" officeooo:rsid="0009f0ec" officeooo:paragraph-rsid="0009f0ec"/>
    </style:style>
    <style:style style:name="P16" style:family="paragraph" style:parent-style-name="Standard">
      <style:text-properties fo:language="pt" fo:country="BR" officeooo:rsid="000c5f6a" officeooo:paragraph-rsid="0009f0ec"/>
    </style:style>
    <style:style style:name="P17" style:family="paragraph" style:parent-style-name="Standard">
      <style:text-properties fo:language="pt" fo:country="BR" officeooo:rsid="001e0714" officeooo:paragraph-rsid="001e0714"/>
    </style:style>
    <style:style style:name="P18" style:family="paragraph" style:parent-style-name="Standard">
      <style:text-properties fo:language="pt" fo:country="BR" officeooo:rsid="001e0714" officeooo:paragraph-rsid="002bc521"/>
    </style:style>
    <style:style style:name="P19" style:family="paragraph" style:parent-style-name="Standard">
      <style:text-properties fo:language="pt" fo:country="BR" officeooo:rsid="002d6d42" officeooo:paragraph-rsid="002d6d42"/>
    </style:style>
    <style:style style:name="P20" style:family="paragraph" style:parent-style-name="Standard">
      <style:text-properties fo:language="pt" fo:country="BR" officeooo:rsid="002e4831" officeooo:paragraph-rsid="002e4831"/>
    </style:style>
    <style:style style:name="P21" style:family="paragraph" style:parent-style-name="Standard">
      <style:text-properties fo:language="pt" fo:country="BR" officeooo:rsid="002e4831" officeooo:paragraph-rsid="002e5670"/>
    </style:style>
    <style:style style:name="P22" style:family="paragraph" style:parent-style-name="Standard">
      <style:text-properties fo:language="pt" fo:country="BR" officeooo:rsid="002e5670" officeooo:paragraph-rsid="002e5670"/>
    </style:style>
    <style:style style:name="T1" style:family="text">
      <style:text-properties officeooo:rsid="00021947"/>
    </style:style>
    <style:style style:name="T2" style:family="text">
      <style:text-properties officeooo:rsid="00034ac4"/>
    </style:style>
    <style:style style:name="T3" style:family="text">
      <style:text-properties officeooo:rsid="000448bd"/>
    </style:style>
    <style:style style:name="T4" style:family="text">
      <style:text-properties officeooo:rsid="0006e48e"/>
    </style:style>
    <style:style style:name="T5" style:family="text">
      <style:text-properties officeooo:rsid="0007cab6"/>
    </style:style>
    <style:style style:name="T6" style:family="text">
      <style:text-properties officeooo:rsid="0008323c"/>
    </style:style>
    <style:style style:name="T7" style:family="text">
      <style:text-properties officeooo:rsid="0010a900"/>
    </style:style>
    <style:style style:name="T8" style:family="text">
      <style:text-properties officeooo:rsid="001cf8c4"/>
    </style:style>
    <style:style style:name="T9" style:family="text">
      <style:text-properties officeooo:rsid="00256280"/>
    </style:style>
    <style:style style:name="T10" style:family="text">
      <style:text-properties officeooo:rsid="002908c1"/>
    </style:style>
    <style:style style:name="T11" style:family="text">
      <style:text-properties officeooo:rsid="002b9215"/>
    </style:style>
    <style:style style:name="T12" style:family="text">
      <style:text-properties officeooo:rsid="002bc521"/>
    </style:style>
    <style:style style:name="T13" style:family="text">
      <style:text-properties officeooo:rsid="002e4831"/>
    </style:style>
    <style:style style:name="T14" style:family="text">
      <style:text-properties officeooo:rsid="002e5670"/>
    </style:style>
    <style:style style:name="T15" style:family="text">
      <style:text-properties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nn aluno/aluno</text:p>
      <text:p text:style-name="P1"/>
      <text:p text:style-name="P1">CREATE TABLE USUARIO (</text:p>
      <text:p text:style-name="P1">USUARIO_ID NUMBER NOT NULL,</text:p>
      <text:p text:style-name="P1">USUARIO_NOME VARCHAR(50) NOT NULL,</text:p>
      <text:p text:style-name="P1"><text:span text:style-name="T2">USUARIO_</text:span>APELIDO VARCHAR(50) NOT NULL,</text:p>
      <text:p text:style-name="P1">USUARIO_SENHA VARCHAR(10) NOT NULL,</text:p>
      <text:p text:style-name="P3">CONSTRAINT USUARIO_PK PRIMARY KEY (USUARIO_ID)<text:span text:style-name="T2">);</text:span></text:p>
      <text:p text:style-name="P3"/>
      <text:p text:style-name="P3"><text:span text:style-name="T2">CREATE UNIQUE INDEX APELIDO ON USUARIO (USUARIO_APELIDO)</text:span>;</text:p>
      <text:p text:style-name="P1"/>
      <text:p text:style-name="P1">CREATE SEQUENCE USUARIO_CONTADOR</text:p>
      <text:p text:style-name="P1">MINVALUE 1</text:p>
      <text:p text:style-name="P1">MAXVALUE 100</text:p>
      <text:p text:style-name="P1">INCREMENT BY 1</text:p>
      <text:p text:style-name="P1">START WITH 1;</text:p>
      <text:p text:style-name="P1"/>
      <text:p text:style-name="P2">INSERT INTO USUARIO (USUARIO_ID, USUARIO_NOME, USUARIO_APELIDO, USUARIO_SENHA) VALUES <text:s/>(USUARIO_CONTADOR.NEXTVAL,’<text:span text:style-name="T1">JOAO DO OSSO </text:span>’, ‘<text:span text:style-name="T1">jao</text:span>’,’<text:span text:style-name="T1">1234’</text:span>);</text:p>
      <text:p text:style-name="P2"/>
      <text:p text:style-name="P4"/>
      <text:p text:style-name="P5">tipo de task </text:p>
      <text:p text:style-name="P5"/>
      <text:p text:style-name="P6">CREATE TABLE TIPO (</text:p>
      <text:p text:style-name="P6">ID NUMBER(2) NOT NULL,</text:p>
      <text:p text:style-name="P6">TIPO_NOME VARCHAR(50) NOT NULL,</text:p>
      <text:p text:style-name="P6">CONSTRAINT ID PRIMARY KEY (ID));</text:p>
      <text:p text:style-name="P6"/>
      <text:p text:style-name="P7">INSERT INTO TIPO VALUES (1,’SERV<text:span text:style-name="T9">IC</text:span>OS’);</text:p>
      <text:p text:style-name="P7">INSERT INTO TIPO VALUES (2,’VOLUNTARIADO’);</text:p>
      <text:p text:style-name="P7">INSERT INTO TIPO VALUES (3,’DOA<text:span text:style-name="T9">CA</text:span>O’);</text:p>
      <text:p text:style-name="P8">INSERT INTO TIPO VALUES (<text:span text:style-name="T10">4</text:span>,’<text:span text:style-name="T10">TRASPORTE</text:span>’);</text:p>
      <text:p text:style-name="P6"/>
      <text:p text:style-name="P10">////TAREFA</text:p>
      <text:p text:style-name="P10">ALTER SESSION SET NLS_DATE_FORMAT = 'DD/MM/YYYY';</text:p>
      <text:p text:style-name="P10"/>
      <text:p text:style-name="P10">CREATE TABLE TAREFA(</text:p>
      <text:p text:style-name="P10"><text:tab/>TAREFA_ID NUMBER(10) NOT NULL,</text:p>
      <text:p text:style-name="P10"><text:tab/>TIPO_ID NUMBER(2) NOT NULL,</text:p>
      <text:p text:style-name="P10"><text:tab/>TAREFA_DESCRICAO VARCHAR(200) NOT NULL,</text:p>
      <text:p text:style-name="P10"><text:tab/>DATA_SOLICITACAO <text:span text:style-name="T11">VARCHAR(10)</text:span> NOT NULL,</text:p>
      <text:p text:style-name="P11"><text:tab/>DATA_REALIZACAO <text:span text:style-name="T11">VARCHAR(10)</text:span> ,</text:p>
      <text:p text:style-name="P11"><text:tab/>DATA_LIMITE <text:span text:style-name="T11">VARCHAR(10)</text:span> ,</text:p>
      <text:p text:style-name="P10"><text:tab/>ID_REQUISITANTE NUMBER(10) NOT NULL,</text:p>
      <text:p text:style-name="P12"><text:tab/>ID_EXECUTOR NUMBER(10) ,</text:p>
      <text:p text:style-name="P12"><text:tab/><text:span text:style-name="T3">CONSTRAINT TAREFA_ID PRIMARY KEY (TAREFA_ID)</text:span>);</text:p>
      <text:p text:style-name="P12"/>
      <text:p text:style-name="P12"><text:soft-page-break/>ALTER TABLE <text:span text:style-name="T5">TAREFA</text:span> ADD FOREIGN KEY (<text:span text:style-name="T5">TIPO_ID</text:span> ) REFERENCES <text:span text:style-name="T5">TIPO</text:span> ( <text:span text:style-name="T5">ID</text:span> );</text:p>
      <text:p text:style-name="P12">ALTER TABLE <text:span text:style-name="T5">TAREFA</text:span> ADD FOREIGN KEY (<text:span text:style-name="T5">ID_REQUISITANTE</text:span> ) REFERENCES <text:span text:style-name="T6">USUARIO</text:span> (<text:span text:style-name="T6">USUARIO_ID</text:span> );</text:p>
      <text:p text:style-name="P12">ALTER TABLE <text:span text:style-name="T5">TAREFA</text:span> ADD FOREIGN KEY (<text:span text:style-name="T5">ID_EXECUTOR</text:span> ) REFERENCES <text:span text:style-name="T6">USUARIO</text:span> ( <text:span text:style-name="T6">USUARIO_ID</text:span>);</text:p>
      <text:p text:style-name="P12"/>
      <text:p text:style-name="P12"/>
      <text:p text:style-name="P14">CREATE SEQUENCE <text:span text:style-name="T6">TAREFA</text:span>_CONTADOR</text:p>
      <text:p text:style-name="P14">MINVALUE 1</text:p>
      <text:p text:style-name="P14">MAXVALUE 100</text:p>
      <text:p text:style-name="P14">INCREMENT BY 1</text:p>
      <text:p text:style-name="P14">START WITH 1;</text:p>
      <text:p text:style-name="P14"/>
      <text:p text:style-name="P13"/>
      <text:p text:style-name="P10"/>
      <text:p text:style-name="P10">//<text:span text:style-name="T5">adiciona uma tarefa</text:span></text:p>
      <text:p text:style-name="P13">INSERT INTO TAREFA VALUES (<text:span text:style-name="T6">TAREFA_CONTADOR.NEXTVAL</text:span>,1,'FAZER <text:span text:style-name="T7">UM TESTE</text:span>','<text:span text:style-name="T5">29/05/2020</text:span>','<text:span text:style-name="T4">30/05/2020</text:span>','<text:span text:style-name="T4">01/06/2020</text:span>',1<text:span text:style-name="T6">2</text:span>,<text:span text:style-name="T6">12</text:span>);</text:p>
      <text:p text:style-name="P15">commit;</text:p>
      <text:p text:style-name="P16"/>
      <text:p text:style-name="P15"><text:s/><text:span text:style-name="T8">consulta todas as tarefas</text:span> <text:s text:c="5"/></text:p>
      <text:p text:style-name="P9">SELECT tarefa_id,TIPO_ID,TIPO_NOME,TAREFA_DESCRICAO,tarefa.data_solicitacao,tarefa.data_realizacao,tarefa.data_limite,REQ.USUARIO_ID,REQ.USUARIO_APELIDO <text:s/>as requer,EXC.USUARIO_ID,EXC.USUARIO_APELIDO as executor</text:p>
      <text:p text:style-name="P9">FROM TAREFA</text:p>
      <text:p text:style-name="P9">JOIN</text:p>
      <text:p text:style-name="P9">TIPO ON</text:p>
      <text:p text:style-name="P9">TIPO.ID = TAREFA.TIPO_ID</text:p>
      <text:p text:style-name="P9">JOIN USUARIO REQ ON </text:p>
      <text:p text:style-name="P9">req.usuario_id= tarefa.id_requisitante left join usuario exc on</text:p>
      <text:p text:style-name="P9">exc.usuario_id= tarefa.id_executor ;</text:p>
      <text:p text:style-name="P7"/>
      <text:p text:style-name="P7"/>
      <text:p text:style-name="P17"><text:span text:style-name="T14">CONSULTAR TAREFAS DO USUARIO</text:span></text:p>
      <text:p text:style-name="P18">SELECT tarefa_id,TIPO_ID,TIPO_NOME,TAREFA_DESCRICAO,tarefa.data_solicitacao,tarefa.data_realizacao,tarefa.data_limite,REQ.USUARIO_ID,REQ.USUARIO_APELIDO <text:s/>as requer,EXC.USUARIO_ID,EXC.USUARIO_APELIDO as executor</text:p>
      <text:p text:style-name="P18">FROM TAREFA</text:p>
      <text:p text:style-name="P18">JOIN</text:p>
      <text:p text:style-name="P18">TIPO ON</text:p>
      <text:p text:style-name="P18">TIPO.ID = TAREFA.TIPO_ID</text:p>
      <text:p text:style-name="P18">JOIN USUARIO REQ ON </text:p>
      <text:p text:style-name="P18">req.usuario_id= tarefa.id_requisitante left join usuario exc on</text:p>
      <text:p text:style-name="P18">exc.usuario_id= tarefa.id_executor where tarefa.id_requisitante <text:s/>= 1;</text:p>
      <text:p text:style-name="P17"/>
      <text:p text:style-name="P17"/>
      <text:p text:style-name="P17"/>
      <text:p text:style-name="P17"><text:soft-page-break/>deletando uma tarefa pelo id</text:p>
      <text:p text:style-name="P17"/>
      <text:p text:style-name="P17">"delete from tarefa where tarefa_id = " + valor;</text:p>
      <text:p text:style-name="P17"/>
      <text:p text:style-name="P17"/>
      <text:p text:style-name="P19"><text:span text:style-name="T13">CRIAR </text:span><text:s/>UMA TAREFA:</text:p>
      <text:p text:style-name="P19">"insert into tarefa(tarefa_id,tipo_id,tarefa_descricao,data_solicitacao,data_realizacao,data_limite,id_requisitante,id_executor) values(tarefa_contador.nextval,?,?,?,?,?,?,?)";</text:p>
      <text:p text:style-name="P19"/>
      <text:p text:style-name="P19"/>
      <text:p text:style-name="P20"><text:span text:style-name="T14">Alterar tarefa</text:span>:</text:p>
      <text:p text:style-name="P20"><text:s/>"update tarefa set tarefa_descricao=?,data_solicitacao=?,data_realizacao=?,data_limite=?,id_executor=?,tipo_id=? where tarefa_id="+id+"";</text:p>
      <text:p text:style-name="P20"/>
      <text:p text:style-name="P22">MOSTRAR TAREFAS QUE NAO FORAM REALIZADAS:</text:p>
      <text:p text:style-name="P20">clausula = "SELECT tarefa_id,TIPO_ID,TIPO_NOME,TAREFA_DESCRICAO,TAREFA.DATA_SOLICITACAO,tarefa.data_realizacao,tarefa.data_limite,REQ.USUARIO_ID as ID_REQ,REQ.USUARIO_APELIDO <text:s/>as requer,EXC.USUARIO_ID as ID_EXC,EXC.USUARIO_APELIDO as executor\n" +</text:p>
      <text:p text:style-name="P20">"FROM TAREFA\n" +</text:p>
      <text:p text:style-name="P20">"JOIN\n" +</text:p>
      <text:p text:style-name="P20">"TIPO ON\n" +</text:p>
      <text:p text:style-name="P20">"TIPO.ID = TAREFA.TIPO_ID\n" +</text:p>
      <text:p text:style-name="P20">"JOIN USUARIO REQ ON \n" +</text:p>
      <text:p text:style-name="P20">"req.usuario_id= tarefa.id_requisitante left join usuario exc on\n" +</text:p>
      <text:p text:style-name="P20">"exc.usuario_id= tarefa.id_executor\n" +</text:p>
      <text:p text:style-name="P20">"where id_executor <text:s/>= 0"</text:p>
      <text:p text:style-name="P20"/>
      <text:p text:style-name="P20"><text:span text:style-name="T14">MOSTRAR TAREFAS CONCLUIDAS</text:span> :</text:p>
      <text:p text:style-name="P20">clausula = "SELECT tarefa_id,TIPO_ID,TIPO_NOME,TAREFA_DESCRICAO,TAREFA.DATA_SOLICITACAO,tarefa.data_realizacao,tarefa.data_limite,REQ.USUARIO_ID as ID_REQ,REQ.USUARIO_APELIDO <text:s/>as requer,EXC.USUARIO_ID as ID_EXC,EXC.USUARIO_APELIDO as executor\n" +</text:p>
      <text:p text:style-name="P20">"FROM TAREFA\n" +</text:p>
      <text:p text:style-name="P20">"JOIN\n" +</text:p>
      <text:p text:style-name="P20">"TIPO ON\n" +</text:p>
      <text:p text:style-name="P20">"TIPO.ID = TAREFA.TIPO_ID\n" +</text:p>
      <text:p text:style-name="P20">"JOIN USUARIO REQ ON \n" +</text:p>
      <text:p text:style-name="P20">"req.usuario_id= tarefa.id_requisitante left join usuario exc on\n" +</text:p>
      <text:p text:style-name="P20">"exc.usuario_id= tarefa.id_executor\n" +</text:p>
      <text:p text:style-name="P20">"where id_executor <text:s/>!= 0"</text:p>
      <text:p text:style-name="P20"/>
      <text:p text:style-name="P21"/>
      <text:p text:style-name="P19"><text:tab/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6-22T16:30:07.077000000</dc:date>
    <meta:editing-duration>PT8H42M1S</meta:editing-duration>
    <meta:editing-cycles>13</meta:editing-cycles>
    <meta:document-statistic meta:table-count="0" meta:image-count="0" meta:object-count="0" meta:page-count="3" meta:paragraph-count="91" meta:word-count="403" meta:character-count="3912" meta:non-whitespace-character-count="3568"/>
  </office:meta>
</office:document-meta>
</file>